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bold" officeooo:rsid="0015ae4d" officeooo:paragraph-rsid="0015ae4d" style:font-weight-asian="bold" style:font-weight-complex="bold"/>
    </style:style>
    <style:style style:name="P2" style:family="paragraph" style:parent-style-name="Standard">
      <style:text-properties style:font-name="Arial" fo:font-weight="bold" officeooo:rsid="001d5e6a" officeooo:paragraph-rsid="001d5e6a" style:font-weight-asian="bold" style:font-weight-complex="bold"/>
    </style:style>
    <style:style style:name="P3" style:family="paragraph" style:parent-style-name="Standard">
      <style:paragraph-properties fo:line-height="150%" fo:text-align="justify" style:justify-single-word="false"/>
      <style:text-properties style:font-name="Arial" fo:font-weight="bold" officeooo:rsid="001d5e6a" officeooo:paragraph-rsid="001d5e6a" style:font-weight-asian="bold" style:font-weight-complex="bold"/>
    </style:style>
    <style:style style:name="P4" style:family="paragraph" style:parent-style-name="Standard">
      <style:paragraph-properties fo:line-height="150%" fo:text-align="justify" style:justify-single-word="false"/>
      <style:text-properties style:font-name="Arial" fo:font-weight="bold" officeooo:rsid="001d5e6a" officeooo:paragraph-rsid="001e1ca8" style:font-weight-asian="bold" style:font-weight-complex="bold"/>
    </style:style>
    <style:style style:name="P5" style:family="paragraph" style:parent-style-name="Standard">
      <style:paragraph-properties fo:text-align="justify" style:justify-single-word="false"/>
      <style:text-properties style:font-name="Arial" fo:font-weight="normal" officeooo:rsid="0015ae4d" officeooo:paragraph-rsid="0015ae4d"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rsid="0018c353" officeooo:paragraph-rsid="0018c353" style:font-weight-asian="normal" style:font-weight-complex="normal"/>
    </style:style>
    <style:style style:name="P7" style:family="paragraph" style:parent-style-name="Standard">
      <style:paragraph-properties fo:line-height="150%" fo:text-align="justify" style:justify-single-word="false"/>
      <style:text-properties style:font-name="Arial" fo:font-weight="normal" officeooo:rsid="0018c353" officeooo:paragraph-rsid="001ab63a" style:font-weight-asian="normal" style:font-weight-complex="normal"/>
    </style:style>
    <style:style style:name="P8" style:family="paragraph" style:parent-style-name="Standard">
      <style:text-properties style:font-name="Arial" fo:font-weight="normal" officeooo:rsid="0018c353" officeooo:paragraph-rsid="0015ae4d" style:font-weight-asian="normal" style:font-weight-complex="normal"/>
    </style:style>
    <style:style style:name="P9" style:family="paragraph" style:parent-style-name="Standard">
      <style:paragraph-properties fo:text-align="justify" style:justify-single-word="false"/>
      <style:text-properties style:font-name="Arial" fo:font-weight="normal" officeooo:rsid="001ab63a" officeooo:paragraph-rsid="001ab63a" style:font-weight-asian="normal" style:font-weight-complex="normal"/>
    </style:style>
    <style:style style:name="P10" style:family="paragraph" style:parent-style-name="Standard">
      <style:paragraph-properties fo:line-height="150%" fo:text-align="justify" style:justify-single-word="false"/>
      <style:text-properties style:font-name="Arial" fo:font-weight="normal" officeooo:rsid="001adc4b" officeooo:paragraph-rsid="001adc4b" style:font-weight-asian="normal" style:font-weight-complex="normal"/>
    </style:style>
    <style:style style:name="P11" style:family="paragraph" style:parent-style-name="Standard">
      <style:paragraph-properties fo:line-height="150%" fo:text-align="justify" style:justify-single-word="false"/>
      <style:text-properties style:font-name="Arial" fo:font-size="10pt" fo:font-weight="bold" officeooo:rsid="001e1ca8" officeooo:paragraph-rsid="001e1ca8" style:font-size-asian="8.75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fo:font-weight="bold" officeooo:rsid="001e1ca8" officeooo:paragraph-rsid="001e1ca8" style:font-size-asian="8.75pt" style:font-weight-asian="bold" style:font-size-complex="10pt" style:font-weight-complex="bold"/>
    </style:style>
    <style:style style:name="P13" style:family="paragraph" style:parent-style-name="Standard">
      <style:paragraph-properties fo:line-height="150%" fo:text-align="justify" style:justify-single-word="false"/>
      <style:text-properties style:font-name="Arial" fo:font-size="10pt" fo:font-weight="bold" officeooo:rsid="001f4c6c" officeooo:paragraph-rsid="001f4c6c" style:font-size-asian="8.75pt" style:font-weight-asian="bold" style:font-size-complex="10pt" style:font-weight-complex="bold"/>
    </style:style>
    <style:style style:name="P14" style:family="paragraph" style:parent-style-name="Standard">
      <style:paragraph-properties fo:line-height="150%" fo:text-align="justify" style:justify-single-word="false"/>
      <style:text-properties style:font-name="Arial" fo:font-size="12pt" fo:font-weight="bold" officeooo:rsid="001d5e6a" officeooo:paragraph-rsid="001e1ca8" style:font-size-asian="10.5pt" style:font-weight-asian="bold" style:font-size-complex="12pt" style:font-weight-complex="bold"/>
    </style:style>
    <style:style style:name="T1" style:family="text">
      <style:text-properties officeooo:rsid="001a5b49"/>
    </style:style>
    <style:style style:name="T2" style:family="text">
      <style:text-properties fo:font-style="italic" style:font-style-asian="italic" style:font-style-complex="italic"/>
    </style:style>
    <style:style style:name="T3" style:family="text">
      <style:text-properties fo:font-style="italic" officeooo:rsid="001a5b4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a5b49" style:font-style-asian="normal" style:font-style-complex="normal"/>
    </style:style>
    <style:style style:name="T6" style:family="text">
      <style:text-properties fo:font-style="normal" officeooo:rsid="001ab63a" style:font-style-asian="normal" style:font-style-complex="normal"/>
    </style:style>
    <style:style style:name="T7" style:family="text">
      <style:text-properties fo:font-style="normal" officeooo:rsid="001adc4b" style:font-style-asian="normal" style:font-style-complex="normal"/>
    </style:style>
    <style:style style:name="T8" style:family="text">
      <style:text-properties fo:font-style="normal" officeooo:rsid="001c13c1" style:font-style-asian="normal" style:font-style-complex="normal"/>
    </style:style>
    <style:style style:name="T9" style:family="text">
      <style:text-properties fo:font-style="normal" officeooo:rsid="001e1ca8"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1ca8" style:font-style-asian="normal" style:font-weight-asian="normal" style:font-style-complex="normal" style:font-weight-complex="normal"/>
    </style:style>
    <style:style style:name="T12" style:family="text">
      <style:text-properties fo:font-style="normal" fo:font-weight="normal" officeooo:rsid="001f4c6c" style:font-style-asian="normal" style:font-weight-asian="normal" style:font-style-complex="normal" style:font-weight-complex="normal"/>
    </style:style>
    <style:style style:name="T13" style:family="text">
      <style:text-properties fo:font-style="normal" fo:font-weight="normal" officeooo:rsid="0020fa97"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fbereitung der Daten</text:p>
      <text:p text:style-name="P8"/>
      <text:p text:style-name="P6"/>
      <text:p text:style-name="P12">Methodik der Datenaufbereitung</text:p>
      <text:p text:style-name="P12"/>
      <text:p text:style-name="P12"/>
      <text:p text:style-name="P7">Bevor die Daten dargestellt und aus ihnen Erkenntnisse gezogen werden können, müssen sie geprüft und ergänzt werden (vgl. Schnelle 1955: 64). Fehlende Werte müssen ergänzt werden (Interpolation) und offensichtliche Fehler, wie vertauschte Daten, müssen behoben werden. <text:span text:style-name="T1">Ebenso muss die Zuverlässigkeit des Datensatzes mathematisch-statistisch geprüft werden.</text:span> (vgl. Schnelle 1955: 64). </text:p>
      <text:p text:style-name="P7"><text:tab/>In großen phänologischen Netzwerken wird hierzu durch „[die] mittlere Differenz in anderen Jahren, in denen die Phase an allen Stationen vorhanden ist [...]“ (Schnelle 1955: 64) auf den fehlenden Wert geschlossen. Es werden also Daten anderer Stationen, die in der gleichen Klimazone liegen, genutzt, um den eigenen, unvollständigen Datensatz zu komplementieren. <text:span text:style-name="T1">Die </text:span><text:span text:style-name="T3">Temperatur-Summenmethode</text:span><text:span text:style-name="T5"> kann ebenso Rückschlüsse liefern; Durch die enge Verbindung von Temperatur und dem Eintritt phänologischer Phasen lässt sich durch meteorologische <text:s/>Daten nahegelegener Wetterstationen der fehlende Datenpunkt rekonstruieren (vgl. Schnelle 1955: 6</text:span><text:span text:style-name="T6">5</text:span><text:span text:style-name="T5">). Einer der verlässlichsten Methoden zur phänologischen Interpolation ist die graphische. Hierbei wird ein </text:span><text:span text:style-name="T3">phänologisches Diagramm</text:span><text:span text:style-name="T5"> erstellt und der fehlende Datenpunkt auf der Verbindungslinie der benachbarten Datenpunkte platziert (vgl. Schnelle 1955: 6</text:span><text:span text:style-name="T6">5</text:span><text:span text:style-name="T5">). <text:s/></text:span></text:p>
      <text:p text:style-name="P7"><text:span text:style-name="T5"><text:tab/></text:span><text:span text:style-name="T6">Ist der Datensatz vollständig, wird eine „statistische Sicherung“ (Schnelle 1955: 65) notwendig. „Wenn z. B. die mittleren Aufblühtermine einer Phase, die für zwei Gebiete berechnet wurden, sich nur um wenige Tage unterscheiden, so muß erst nachgewiesen werden, dass diese zeitliche Differenz auch „statistisch gesichert“ ist (Schnelle 1955: 65).“ Möglicherweise besitzt der eine Ort eine Vielzahl von früh blühenden Pflanzen, während der andere Standpunkt einen großen Bestand an spät blühenden Pflanzen aufweist. So werden die Differenzwerte künstlich vergrößert (vgl. Schnelle 1955: 66). Phänologische Daten müssen statistischen </text:span><text:span text:style-name="T7">Axiomen unterliegen, tun sie das nicht, so sind die Daten höchstwahrscheinlich verfälscht, i.g. es wurde nicht genau beobachtet und dokumentiert (vgl. Schnelle 1955: 66). Natürlich sind nur Standort-vergleichende phänologische Untersuchungen für diese Art von Fehler anfällig, es gibt allerdings auch mathematische Prüfverfahren für zeitliche phänologische Vergleiche.</text:span></text:p>
      <text:p text:style-name="P7"><text:span text:style-name="T7"/></text:p>
      <text:p text:style-name="P11"><text:soft-page-break/><text:span text:style-name="T7">A</text:span><text:span text:style-name="T4">ufbereitung eines speziellen Datensatzes</text:span></text:p>
      <text:p text:style-name="P11"><text:span text:style-name="T4"/></text:p>
      <text:p text:style-name="P14"><text:span text:style-name="T10">„Der Wert phänologischer Beobachtungen steigt in dem Maße, wie es gelingt, aus einer größeren Reihe aufeinanderfol0gender Jahre Beobachtungsdaten der gleichen Wachstumsphasen zu erhalten (Schnelle 1955: 67).“ Die Qualität und der Nutzen einer phänologischen Beobachtung hängt also streng mit ihrer Dauer zusammen. Zur Auswertung eines Datensatzes stehen uns eine Menge zur Verfügung. Ein wichtiges Kriterium der Auswahl ist die Länge </text:span><text:span text:style-name="T11">der Aufnahme</text:span><text:span text:style-name="T10">. </text:span><text:span text:style-name="T13">„Lange Beobachtungsreihen sind […] sehr gesucht (Schnelle 1955: 94).“</text:span></text:p>
      <text:p text:style-name="P14"><text:span text:style-name="T11"><text:tab/>Es ist erstrebenswert, einen mit möglichst original erhobenen Datenpunkten bestückten Satz auszuwerten, der Satz soll also möglichste keine Lücken ausweisen. Die Datenreihen des DWDs weisen allgemein fast keine Lücken auf. </text:span><text:span text:style-name="T12">Ebenso sind die Daten nicht interpoliert.</text:span></text:p>
      <text:p text:style-name="P14"><text:span text:style-name="T12"><text:tab/>Datensätze, welche nun in Frage kommen, ausgewertet zu werden, sind: <text:s/>[]. Diese müsse nun statistisch-mathematisch überprüft werden, um ihre Verlässlichkeit zu beurteilen. [statistische Prüfung von Datensätzen]</text:span></text:p>
      <text:p text:style-name="P14"><text:span text:style-name="T11"><text:tab/>Aufgrund dessen wähle ich die Datensätze des [] aus, da diese schon seit [] bis [] verfügbar sind, keine Lücken vorweisen und nicht interpoliert sind. Ebenso folgen sie den mathematischen Prüfauflagen weitesgehend.</text:span></text:p>
      <text:p text:style-name="P4"><text:span text:style-name="T11"/></text:p>
      <text:p text:style-name="P3"><text:span text:style-name="T7"/></text:p>
      <text:p text:style-name="P3"><text:span text:style-name="T7">D</text:span><text:span text:style-name="T4">atenauswertung </text:span></text:p>
      <text:p text:style-name="P3"><text:span text:style-name="T10"/></text:p>
      <text:p text:style-name="P13"><text:span text:style-name="T4">Methodik der Auswertung</text:span></text:p>
      <text:p text:style-name="P3"><text:span text:style-name="T11"/></text:p>
      <text:p text:style-name="P3"><text:span text:style-name="T11"/></text:p>
      <text:p text:style-name="P7"><text:span text:style-name="T7"/></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oft-page-break/><text:span text:style-name="T4"/></text:p>
      <text:p text:style-name="P10"><text:span text:style-name="T4">Ich will mindestens einen Datensatz eine Pflanze oder einen Standort vollständig analysieren, in dem ich die Daten aus der Datenbank nehme, aufbereite und dann darstelle, so wie es in </text:span><text:span text:style-name="T2">Pflanzen Phänologie</text:span><text:span text:style-name="T4"> beschrieben ist. </text:span><text:span text:style-name="T8">Ich weiß noch nicht, wie die Daten genau aussehen, da ich mir diese noch nicht zu intensiv angesehen habe, ich gehe davon aus, dass ich damit genug Abbildungen und Rückschlüsse erzeugen kann. </text:span><text:span text:style-name="T9">Ich muss den DWD fragen, in wie fern die Daten interpoliert sind.</text:span></text:p>
      <text:p text:style-name="P5"/>
      <text:p text:style-name="P5"/>
      <text:p text:style-name="P5"/>
      <text:p text:style-name="P5"/>
      <text:p text:style-name="P5"/>
      <text:p text:style-name="P5"/>
      <text:p text:style-name="P5"/>
      <text:p text:style-name="P1">Literaturverzeichnis</text:p>
      <text:p text:style-name="P1"/>
      <text:p text:style-name="P1"/>
      <text:p text:style-name="P5">Schnelle, Fritz (1955): Pflanzen Phänologie; Bad Kissingen: Akademische Verlagsgesellschaft Geest &amp; Portig</text:p>
      <text:p text:style-name="P5"/>
      <text:p text:style-name="P5"/>
      <text:p text:style-name="P9">Benötige:</text:p>
      <text:p text:style-name="P9"/>
      <text:p text:style-name="P9">-<text:tab/>Artzt, Ludwig: Untersuchungen über die Zuverlässigkeit und Verwertbarkeit phänologischer Da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16T13:23:19.919357383</meta:creation-date>
    <dc:date>2023-02-16T15:08:12.393958538</dc:date>
    <meta:editing-duration>PT17M20S</meta:editing-duration>
    <meta:editing-cycles>3</meta:editing-cycles>
    <meta:generator>LibreOffice/6.0.7.3$Linux_X86_64 LibreOffice_project/00m0$Build-3</meta:generator>
    <meta:document-statistic meta:table-count="0" meta:image-count="0" meta:object-count="0" meta:page-count="3" meta:paragraph-count="17" meta:word-count="574" meta:character-count="4333" meta:non-whitespace-character-count="3765"/>
  </office:meta>
</office:document-meta>
</file>